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7.146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2.5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24cm"/>
    </style:style>
    <style:style style:name="co8" style:family="table-column">
      <style:table-column-properties fo:break-before="auto" style:column-width="8.121cm"/>
    </style:style>
    <style:style style:name="co9" style:family="table-column">
      <style:table-column-properties fo:break-before="auto" style:column-width="16.612cm"/>
    </style:style>
    <style:style style:name="co10" style:family="table-column">
      <style:table-column-properties fo:break-before="auto" style:column-width="2.027cm"/>
    </style:style>
    <style:style style:name="co11" style:family="table-column">
      <style:table-column-properties fo:break-before="auto" style:column-width="0.817cm"/>
    </style:style>
    <style:style style:name="co12" style:family="table-column">
      <style:table-column-properties fo:break-before="auto" style:column-width="2.043cm"/>
    </style:style>
    <style:style style:name="co13" style:family="table-column">
      <style:table-column-properties fo:break-before="auto" style:column-width="4.987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3.083cm"/>
    </style:style>
    <style:style style:name="co16" style:family="table-column">
      <style:table-column-properties fo:break-before="auto" style:column-width="6.989cm"/>
    </style:style>
    <style:style style:name="co17" style:family="table-column">
      <style:table-column-properties fo:break-before="auto" style:column-width="3.845cm"/>
    </style:style>
    <style:style style:name="co18" style:family="table-column">
      <style:table-column-properties fo:break-before="auto" style:column-width="4.805cm"/>
    </style:style>
    <style:style style:name="co19" style:family="table-column">
      <style:table-column-properties fo:break-before="auto" style:column-width="2.574cm"/>
    </style:style>
    <style:style style:name="co20" style:family="table-column">
      <style:table-column-properties fo:break-before="auto" style:column-width="4.131cm"/>
    </style:style>
    <style:style style:name="co21" style:family="table-column">
      <style:table-column-properties fo:break-before="auto" style:column-width="0.908cm"/>
    </style:style>
    <style:style style:name="co22" style:family="table-column">
      <style:table-column-properties fo:break-before="auto" style:column-width="2.097cm"/>
    </style:style>
    <style:style style:name="co23" style:family="table-column">
      <style:table-column-properties fo:break-before="auto" style:column-width="0.395cm"/>
    </style:style>
    <style:style style:name="co24" style:family="table-column">
      <style:table-column-properties fo:break-before="auto" style:column-width="0.423cm"/>
    </style:style>
    <style:style style:name="co25" style:family="table-column">
      <style:table-column-properties fo:break-before="auto" style:column-width="6.876cm"/>
    </style:style>
    <style:style style:name="co26" style:family="table-column">
      <style:table-column-properties fo:break-before="auto" style:column-width="6.847cm"/>
    </style:style>
    <style:style style:name="co27" style:family="table-column">
      <style:table-column-properties fo:break-before="auto" style:column-width="0.593cm"/>
    </style:style>
    <style:style style:name="co28" style:family="table-column">
      <style:table-column-properties fo:break-before="auto" style:column-width="4.725cm"/>
    </style:style>
    <style:style style:name="co29" style:family="table-column">
      <style:table-column-properties fo:break-before="auto" style:column-width="1.131cm"/>
    </style:style>
    <style:style style:name="co30" style:family="table-column">
      <style:table-column-properties fo:break-before="auto" style:column-width="6.325cm"/>
    </style:style>
    <style:style style:name="co31" style:family="table-column">
      <style:table-column-properties fo:break-before="auto" style:column-width="0.379cm"/>
    </style:style>
    <style:style style:name="ro1" style:family="table-row">
      <style:table-row-properties style:row-height="0.559cm" fo:break-before="auto" style:use-optimal-row-height="true"/>
    </style:style>
    <style:style style:name="ro2" style:family="table-row">
      <style:table-row-properties style:row-height="0.55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21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ta1" style:family="table" style:master-page-name="PageStyle_5f_Sheet4">
      <style:table-properties table:display="true" style:writing-mode="lr-tb"/>
    </style:style>
    <style:style style:name="ta2" style:family="table" style:master-page-name="PageStyle_5f_Senet_20_Borçlu_20_Alacaklı_20_Giriş">
      <style:table-properties table:display="true" style:writing-mode="lr-tb"/>
    </style:style>
    <style:style style:name="ta3" style:family="table" style:master-page-name="PageStyle_5f_Senet_20_Taksit_20_Giriş">
      <style:table-properties table:display="true" style:writing-mode="lr-tb"/>
    </style:style>
    <style:style style:name="ta4" style:family="table" style:master-page-name="PageStyle_5f_Senet_20_Önizle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</style:style>
    <style:style style:name="ce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style:cell-protect="none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3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Currency" style:data-style-name="N5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4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cell-protect="protected formula-hidden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1.76pt double-thin #000000" style:border-line-width-left="0.018cm 0.026cm 0.018cm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1.76pt double-thin #000000" style:border-line-width-left="0.018cm 0.026cm 0.018cm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9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wrap" fo:border-left="0.74pt solid #000000" style:direction="ltr" fo:border-right="none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style:cell-protect="protected formula-hidden" style:print-content="true" style:diagonal-bl-tr="none" style:diagonal-tl-br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45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46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italic" fo:text-shadow="none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style:style style:name="ce49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solid" style:text-underline-width="auto" style:text-underline-color="font-color" fo:font-weight="normal" style:font-size-asian="14pt" style:font-style-asian="italic" style:font-weight-asian="normal" style:font-size-complex="14pt" style:font-style-complex="italic" style:font-weight-complex="normal"/>
    </style:style>
    <style:style style:name="ce52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3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54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5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5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58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62" style:family="table-cell" style:parent-style-name="Default">
      <style:table-cell-properties style:cell-protect="protected formula-hidden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63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71" style:family="table-cell" style:parent-style-name="Excel_20_Built-in_20_Comma" style:data-style-name="N133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2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lr-tb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3" style:family="table-cell" style:parent-style-name="Default" style:data-style-name="N0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4" style:family="table-cell" style:parent-style-name="Default" style:data-style-name="N0">
      <style:table-cell-properties fo:border-bottom="0.74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Default" style:data-style-name="N1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7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7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79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99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style:rotation-align="none" style:vertical-align="top"/>
      <style:paragraph-properties fo:text-align="center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8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8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solid" style:text-underline-type="double" style:text-underline-width="auto" style:text-underline-color="font-color" fo:font-weight="normal" style:font-size-asian="12pt" style:font-style-asian="italic" style:font-weight-asian="normal" style:font-size-complex="12pt" style:font-style-complex="italic" style:font-weight-complex="normal"/>
    </style:style>
    <style:style style:name="ce88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89" style:family="table-cell" style:parent-style-name="Default" style:data-style-name="N36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059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90" style:family="table-cell" style:parent-style-name="Default">
      <style:table-cell-properties fo:border-bottom="0.06pt solid #000000" style:cell-protect="protected formula-hidden" style:print-content="tru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0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lr-tb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2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Default">
      <style:table-cell-properties fo:border-bottom="0.74pt solid #000000" style:cell-protect="protected formula-hidden" style:print-content="tru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1.76pt double-thin #000000" style:border-line-width-top="0.018cm 0.026cm 0.018cm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no-wrap" fo:border-left="none" style:direction="ltr" fo:border-right="1.76pt double-thin #000000" style:border-line-width-right="0.018cm 0.026cm 0.018cm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fo:border-bottom="none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fo:border-bottom="1.76pt double-thin #000000" style:border-line-width-bottom="0.018cm 0.026cm 0.018cm" style:cell-protect="protected formula-hidden" style:print-content="true" style:diagonal-bl-tr="none" style:diagonal-tl-br="none" fo:border-left="none" fo:border-right="1.76pt double-thin #000000" style:border-line-width-right="0.018cm 0.026cm 0.018cm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stroke="solid" svg:stroke-width="0cm" svg:stroke-color="#4a7ebb" draw:fill="none" draw:textarea-vertical-align="top" draw:auto-grow-height="false" fo:min-height="18.673cm" fo:min-width="1.374cm" fo:padding-top="0.125cm" fo:padding-bottom="0.125cm" fo:padding-left="0.25cm" fo:padding-right="0.25cm" fo:wrap-option="wrap" draw:shadow="visible" draw:shadow-offset-x="0.074cm" draw:shadow-offset-y="0.074cm" draw:shadow-color="#000000" draw:shadow-opacity="40%" loext:glow-radius="0.176cm" loext:glow-color="#a8e034" loext:glow-transparency="60%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Gerçek Kişi&quot;;&quot;Tüzel Kişi&quot;)" table:allow-empty-cell="true" table:display-list="unsorted" table:base-cell-address="Sheet4.C4">
          <table:help-message table:display="true"/>
          <table:error-message table:message-type="stop" table:display="true"/>
        </table:content-validation>
        <table:content-validation table:name="val2" table:condition="of:cell-content-is-in-list(&quot;Malen&quot;;&quot;Nakden&quot;)" table:allow-empty-cell="true" table:display-list="unsorted" table:base-cell-address="Sheet4.G3">
          <table:help-message table:display="true"/>
          <table:error-message table:message-type="stop" table:display="true"/>
        </table:content-validation>
      </table:content-validations>
      <table:table table:name="Sheet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3"/>
        <table:table-column table:style-name="co5" table:number-columns-repeated="1018" table:default-cell-style-name="ce1"/>
        <table:table-column table:style-name="co6" table:number-columns-repeated="2" table:default-cell-style-name="ce5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Cesur Deveçeke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30-Nisan 2021 – 29 Nisan 202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Yıllık Ücret </text:p>
          </table:table-cell>
          <table:table-cell office:value-type="float" office:value="10200" calcext:value-type="float">
            <text:p>10200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Ödeme şekli</text:p>
          </table:table-cell>
          <table:table-cell office:value-type="string" calcext:value-type="string">
            <text:p>Aylık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eminat</text:p>
          </table:table-cell>
          <table:table-cell office:value-type="string" calcext:value-type="string">
            <text:p>Senet 10200 TL 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KİRA HESAP ÖZETİ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tutar</text:p>
          </table:table-cell>
          <table:table-cell table:style-name="ce4" office:value-type="string" calcext:value-type="string">
            <text:p>bakiy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"/>
          <table:table-cell table:style-name="ce4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2021-22 kira bedeli</text:p>
          </table:table-cell>
          <table:table-cell office:value-type="float" office:value="10200" calcext:value-type="float">
            <text:p>10200</text:p>
          </table:table-cell>
          <table:table-cell table:formula="of:=[.C15]" office:value-type="float" office:value="10200" calcext:value-type="float">
            <text:p>10.200,00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akit ödeme </text:p>
          </table:table-cell>
          <table:table-cell office:value-type="float" office:value="-850" calcext:value-type="float">
            <text:p>-850</text:p>
          </table:table-cell>
          <table:table-cell table:formula="of:=[.D15]+[.C16]" office:value-type="float" office:value="9350" calcext:value-type="float">
            <text:p>9.350,00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enet 850 TL</text:p>
          </table:table-cell>
          <table:table-cell table:number-columns-repeated="102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enet 850 TL</text:p>
          </table:table-cell>
          <table:table-cell table:number-columns-repeated="102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enet 850 TL</text:p>
          </table:table-cell>
          <table:table-cell table:number-columns-repeated="102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enet 850 TL</text:p>
          </table:table-cell>
          <table:table-cell table:number-columns-repeated="102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enet 850 TL</text:p>
          </table:table-cell>
          <table:table-cell table:style-name="ce3"/>
          <table:table-cell table:number-columns-repeated="1021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Borçlu Alacaklı Giriş" table:style-name="ta2">
        <office:forms form:automatic-focus="false" form:apply-design-mode="false"/>
        <table:table-column table:style-name="co7" table:default-cell-style-name="ce7"/>
        <table:table-column table:style-name="co8" table:default-cell-style-name="ce10"/>
        <table:table-column table:style-name="co9" table:default-cell-style-name="ce12"/>
        <table:table-column table:style-name="co10" table:number-columns-repeated="1021" table:default-cell-style-name="ce7"/>
        <table:table-row table:style-name="ro2">
          <table:table-cell table:style-name="ce6" table:number-columns-spanned="1" table:number-rows-spanned="2"/>
          <table:table-cell table:style-name="ce9" office:value-type="string" calcext:value-type="string">
            <text:p>Alacaklı Adı Soyadı / Unvanı</text:p>
          </table:table-cell>
          <table:table-cell table:style-name="ce11"/>
          <table:table-cell table:number-columns-repeated="1021"/>
        </table:table-row>
        <table:table-row table:style-name="ro2">
          <table:covered-table-cell table:style-name="ce6"/>
          <table:table-cell table:style-name="ce9" office:value-type="string" calcext:value-type="string">
            <text:p>İl</text:p>
          </table:table-cell>
          <table:table-cell table:style-name="ce11" office:value-type="string" calcext:value-type="string">
            <text:p>TOKAT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8" office:value-type="string" calcext:value-type="string" table:number-columns-spanned="1" table:number-rows-spanned="5">
            <text:p>BORÇLU</text:p>
          </table:table-cell>
          <table:table-cell table:style-name="ce9" office:value-type="string" calcext:value-type="string">
            <text:p>Kişilik</text:p>
          </table:table-cell>
          <table:table-cell table:style-name="ce13" table:content-validation-name="val1" office:value-type="string" calcext:value-type="string">
            <text:p>Gerçek Kişi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Adı Soyadı / Unvanı</text:p>
          </table:table-cell>
          <table:table-cell table:style-name="ce13" office:value-type="string" calcext:value-type="string">
            <text:p>CESUR DEVEÇEKER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Adresi</text:p>
          </table:table-cell>
          <table:table-cell table:style-name="ce13" office:value-type="string" calcext:value-type="string">
            <text:p>BEHZAT BULVARI SOĞUKPINAR MAH. COŞKUN AP. NO:13 K:4 Merkez / TOKAT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Vergi Dairesi</text:p>
          </table:table-cell>
          <table:table-cell table:style-name="ce13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Vergi No/TC Kimlik No</text:p>
          </table:table-cell>
          <table:table-cell table:style-name="ce13" office:value-type="string" calcext:value-type="string">
            <text:p>390 2233 2868</text:p>
          </table:table-cell>
          <table:table-cell table:number-columns-repeated="1021"/>
        </table:table-row>
        <table:table-row table:style-name="ro2">
          <table:table-cell table:style-name="ce8" office:value-type="string" calcext:value-type="string" table:number-columns-spanned="1" table:number-rows-spanned="4">
            <text:p>KEFİL</text:p>
          </table:table-cell>
          <table:table-cell table:style-name="ce9" office:value-type="string" calcext:value-type="string">
            <text:p>Adı Soyadı / Unvanı</text:p>
          </table:table-cell>
          <table:table-cell table:style-name="ce13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Adresi</text:p>
          </table:table-cell>
          <table:table-cell table:style-name="ce14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Vergi Dairesi</text:p>
          </table:table-cell>
          <table:table-cell table:style-name="ce13" office:value-type="string" calcext:value-type="string">
            <text:p><text:s/></text:p>
          </table:table-cell>
          <table:table-cell table:number-columns-repeated="1021"/>
        </table:table-row>
        <table:table-row table:style-name="ro2">
          <table:covered-table-cell table:style-name="ce8"/>
          <table:table-cell table:style-name="ce9" office:value-type="string" calcext:value-type="string">
            <text:p>Vergi No/TC Kimlik No</text:p>
          </table:table-cell>
          <table:table-cell table:style-name="ce15"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net Taksit Giriş" table:style-name="ta3">
        <office:forms form:automatic-focus="false" form:apply-design-mode="false"/>
        <table:table-column table:style-name="co11" table:default-cell-style-name="ce1"/>
        <table:table-column table:style-name="co12" table:default-cell-style-name="ce20"/>
        <table:table-column table:style-name="co13" table:default-cell-style-name="ce20"/>
        <table:table-column table:style-name="co14" table:default-cell-style-name="ce20"/>
        <table:table-column table:style-name="co15" table:default-cell-style-name="ce1"/>
        <table:table-column table:style-name="co16" table:default-cell-style-name="ce24"/>
        <table:table-column table:style-name="co17" table:default-cell-style-name="ce20"/>
        <table:table-column table:style-name="co18" table:default-cell-style-name="ce20"/>
        <table:table-column table:style-name="co19" table:number-columns-repeated="1016" table:default-cell-style-name="ce1"/>
        <table:table-row table:style-name="ro2">
          <table:table-cell table:style-name="ce16" table:number-columns-spanned="1" table:number-rows-spanned="2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6"/>
          <table:table-cell table:style-name="ce18" office:value-type="string" calcext:value-type="string">
            <text:p>Senet No</text:p>
          </table:table-cell>
          <table:table-cell table:style-name="ce18" office:value-type="string" calcext:value-type="string">
            <text:p>Düzenleme Tarihi</text:p>
          </table:table-cell>
          <table:table-cell table:style-name="ce18" office:value-type="string" calcext:value-type="string">
            <text:p>Vade Tarihi</text:p>
          </table:table-cell>
          <table:table-cell table:style-name="ce10" office:value-type="string" calcext:value-type="string">
            <text:p>Tutarı Rakamla</text:p>
          </table:table-cell>
          <table:table-cell table:style-name="ce25" office:value-type="string" calcext:value-type="string">
            <text:p>Tutarı Yazıyla</text:p>
          </table:table-cell>
          <table:table-cell table:style-name="ce18" office:value-type="string" calcext:value-type="string">
            <text:p>Borcun Nedeni</text:p>
          </table:table-cell>
          <table:table-cell table:style-name="ce18" office:value-type="string" calcext:value-type="string">
            <text:p>Senet <text:s/>Mühteviyatı</text:p>
          </table:table-cell>
          <table:table-cell table:number-columns-repeated="1016"/>
        </table:table-row>
        <table:table-row table:style-name="ro2">
          <table:table-cell table:style-name="ce17" office:value-type="float" office:value="3" calcext:value-type="float" table:number-columns-spanned="1" table:number-rows-spanned="7">
            <text:p>3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string" calcext:value-type="string">
            <text:p>15-04-2021</text:p>
          </table:table-cell>
          <table:table-cell table:style-name="ce21" office:value-type="string" calcext:value-type="string">
            <text:p><text:s/></text:p>
          </table:table-cell>
          <table:table-cell table:style-name="ce22" office:value-type="float" office:value="10200" calcext:value-type="float">
            <text:p>10.200,00</text:p>
          </table:table-cell>
          <table:table-cell table:style-name="ce26" table:formula="of:=PROPER(IF(IF(LEN(SUBSTITUTE(ROUND([.E3];2); &quot;,&quot;; &quot;&quot;))=LEN(ROUND([.E3];2));ROUND([.E3];2);TRIM(LEFT(ROUND([.E3];2);FIND(&quot;,&quot;;ROUND([.E3];2))-1)))*1&gt;=10^6;CHOOSE(LEFT(RIGHT(IF(LEN(SUBSTITUTE(ROUND([.E3];2); &quot;,&quot;; &quot;&quot;))=LEN(ROUND([.E3];2));ROUND([.E3];2);TRIM(LEFT(ROUND([.E3];2);FIND(&quot;,&quot;;ROUND([.E3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3];2); &quot;,&quot;; &quot;&quot;))=LEN(ROUND([.E3];2));ROUND([.E3];2);TRIM(LEFT(ROUND([.E3];2);FIND(&quot;,&quot;;ROUND([.E3];2))-1)))*1&gt;=10^5;CHOOSE(LEFT(RIGHT(IF(LEN(SUBSTITUTE(ROUND([.E3];2); &quot;,&quot;; &quot;&quot;))=LEN(ROUND([.E3];2));ROUND([.E3];2);TRIM(LEFT(ROUND([.E3];2);FIND(&quot;,&quot;;ROUND([.E3];2))-1)))*1;6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^4;CHOOSE(LEFT(RIGHT(IF(LEN(SUBSTITUTE(ROUND([.E3];2); &quot;,&quot;; &quot;&quot;))=LEN(ROUND([.E3];2));ROUND([.E3];2);TRIM(LEFT(ROUND([.E3];2);FIND(&quot;,&quot;;ROUND([.E3];2))-1)))*1;5);1)+1;&quot;&quot;;&quot;on&quot;;&quot;yirmi&quot;;&quot;otuz&quot;;&quot;kırk&quot;;&quot;elli&quot;;&quot;altmış&quot;;&quot;yetmiş&quot;;&quot;seksen&quot;;&quot;doksan&quot;);&quot;&quot;)&amp;IF(IF(LEN(SUBSTITUTE(ROUND([.E3];2); &quot;,&quot;; &quot;&quot;))=LEN(ROUND([.E3];2));ROUND([.E3];2);TRIM(LEFT(ROUND([.E3];2);FIND(&quot;,&quot;;ROUND([.E3];2))-1)))*1&gt;=10^3;CHOOSE(LEFT(RIGHT(IF(LEN(SUBSTITUTE(ROUND([.E3];2); &quot;,&quot;; &quot;&quot;))=LEN(ROUND([.E3];2));ROUND([.E3];2);TRIM(LEFT(ROUND([.E3];2);FIND(&quot;,&quot;;ROUND([.E3];2))-1)))*1;4);1)+1;&quot;&quot;;&quot;&quot;;&quot;iki&quot;;&quot;üç&quot;;&quot;dört&quot;;&quot;beş&quot;;&quot;altı&quot;;&quot;yedi&quot;;&quot;sekiz&quot;;&quot;dokuz&quot;);&quot;&quot;)&amp;IF(AND(IF(LEN(SUBSTITUTE(ROUND([.E3];2); &quot;,&quot;; &quot;&quot;))=LEN(ROUND([.E3];2));ROUND([.E3];2);TRIM(LEFT(ROUND([.E3];2);FIND(&quot;,&quot;;ROUND([.E3];2))-1)))*1&gt;=10^3;VALUE(LEFT(RIGHT(IF(LEN(SUBSTITUTE(ROUND([.E3];2); &quot;,&quot;; &quot;&quot;))=LEN(ROUND([.E3];2));ROUND([.E3];2);TRIM(LEFT(ROUND([.E3];2);FIND(&quot;,&quot;;ROUND([.E3];2))-1)))*1;6);3))&gt;0);IF(AND(IF(LEN(SUBSTITUTE(ROUND([.E3];2); &quot;,&quot;; &quot;&quot;))=LEN(ROUND([.E3];2));ROUND([.E3];2);TRIM(LEFT(ROUND([.E3];2);FIND(&quot;,&quot;;ROUND([.E3];2))-1)))*1&gt;1999;LEFT(RIGHT(IF(LEN(SUBSTITUTE(ROUND([.E3];2); &quot;,&quot;; &quot;&quot;))=LEN(ROUND([.E3];2));ROUND([.E3];2);TRIM(LEFT(ROUND([.E3];2);FIND(&quot;,&quot;;ROUND([.E3];2))-1)))*1;4);1)=&quot;1&quot;;LEFT(RIGHT(IF(LEN(SUBSTITUTE(ROUND([.E3];2); &quot;,&quot;; &quot;&quot;))=LEN(ROUND([.E3];2));ROUND([.E3];2);TRIM(LEFT(ROUND([.E3];2);FIND(&quot;,&quot;;ROUND([.E3];2))-1)))*1;6);2)&lt;&gt;&quot;00&quot;);&quot;birbin&quot;;&quot;bin&quot;);&quot;&quot;)&amp;IF(IF(LEN(SUBSTITUTE(ROUND([.E3];2); &quot;,&quot;; &quot;&quot;))=LEN(ROUND([.E3];2));ROUND([.E3];2);TRIM(LEFT(ROUND([.E3];2);FIND(&quot;,&quot;;ROUND([.E3];2))-1)))*1&gt;=100;CHOOSE(LEFT(RIGHT(IF(LEN(SUBSTITUTE(ROUND([.E3];2); &quot;,&quot;; &quot;&quot;))=LEN(ROUND([.E3];2));ROUND([.E3];2);TRIM(LEFT(ROUND([.E3];2);FIND(&quot;,&quot;;ROUND([.E3];2))-1)))*1;3);1)+1;&quot;&quot;;&quot;yüz&quot;;&quot;ikiyüz&quot;;&quot;üçyüz&quot;;&quot;dörtyüz&quot;;&quot;beşyüz&quot;;&quot;altıyüz&quot;;&quot;yediyüz&quot;;&quot;sekizyüz&quot;;&quot;dokuzyüz&quot;);&quot;&quot;)&amp;IF(IF(LEN(SUBSTITUTE(ROUND([.E3];2); &quot;,&quot;; &quot;&quot;))=LEN(ROUND([.E3];2));ROUND([.E3];2);TRIM(LEFT(ROUND([.E3];2);FIND(&quot;,&quot;;ROUND([.E3];2))-1)))*1&gt;=10;CHOOSE(LEFT(RIGHT(IF(LEN(SUBSTITUTE(ROUND([.E3];2); &quot;,&quot;; &quot;&quot;))=LEN(ROUND([.E3];2));ROUND([.E3];2);TRIM(LEFT(ROUND([.E3];2);FIND(&quot;,&quot;;ROUND([.E3];2))-1)))*1;2);1)+1;&quot;&quot;;&quot;on&quot;;&quot;yirmi&quot;;&quot;otuz&quot;;&quot;kırk&quot;;&quot;elli&quot;;&quot;altmış&quot;;&quot;yetmiş&quot;;&quot;seksen&quot;;&quot;doksan&quot;);&quot;&quot;)&amp;CHOOSE(MOD(IF(LEN(SUBSTITUTE(ROUND([.E3];2); &quot;,&quot;; &quot;&quot;))=LEN(ROUND([.E3];2));ROUND([.E3];2);TRIM(LEFT(ROUND([.E3];2);FIND(&quot;,&quot;;ROUND([.E3];2))-1)))*1;10)+1;&quot;&quot;;&quot;bir&quot;;&quot;iki&quot;;&quot;üç&quot;;&quot;dört&quot;;&quot;beş&quot;;&quot;altı&quot;;&quot;yedi&quot;;&quot;sekiz&quot;;&quot;dokuz&quot;)) &amp; &quot; TL &quot; &amp; IF(OR(LEN(SUBSTITUTE([.E3]; &quot;,&quot;; &quot;&quot;))=LEN([.E3]);LEN(SUBSTITUTE(ROUND([.E3];2); &quot;,&quot;; &quot;&quot;))=LEN(ROUND([.E3];2)));&quot;&quot;; PROPER(IF(IF(LEN(TRIM(RIGHT(ROUND([.E3];2);LEN(ROUND([.E3];2))-FIND(&quot;,&quot;;ROUND([.E3];2)))))&lt;2;TRIM(RIGHT(ROUND([.E3];2);LEN(ROUND([.E3];2))-FIND(&quot;,&quot;;ROUND([.E3];2))))*10;TRIM(RIGHT(ROUND([.E3];2);LEN(ROUND([.E3];2))-FIND(&quot;,&quot;;ROUND([.E3];2))))*1)&gt;=10^5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6);1)+1;&quot;&quot;;&quot;yüz&quot;;&quot;ikiyüz&quot;;&quot;üçyüz&quot;;&quot;dörtyüz&quot;;&quot;beşyüz&quot;;&quot;altıyüz&quot;;&quot;yediyüz&quot;;&quot;sekizyüz&quot;;&quot;dokuzyü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4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5);1)+1;&quot;&quot;;&quot;on&quot;;&quot;yirmi&quot;;&quot;otuz&quot;;&quot;kırk&quot;;&quot;elli&quot;;&quot;altmış&quot;;&quot;yetmiş&quot;;&quot;seksen&quot;;&quot;doksan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^3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4);1)+1;&quot;&quot;;&quot;&quot;;&quot;iki&quot;;&quot;üç&quot;;&quot;dört&quot;;&quot;beş&quot;;&quot;altı&quot;;&quot;yedi&quot;;&quot;sekiz&quot;;&quot;dokuz&quot;);&quot;&quot;)&amp;IF(IF(LEN(TRIM(RIGHT(ROUND([.E3];2);LEN(ROUND([.E3];2))-FIND(&quot;,&quot;;ROUND([.E3];2)))))&lt;2;TRIM(RIGHT(ROUND([.E3];2);LEN(ROUND([.E3];2))-FIND(&quot;,&quot;;ROUND([.E3];2))))*10;TRIM(RIGHT(ROUND([.E3];2);LEN(ROUND([.E3];2))-FIND(&quot;,&quot;;ROUND([.E3];2))))*1)&gt;=10;CHOOSE(LEFT(RIGHT(IF(LEN(TRIM(RIGHT(ROUND([.E3];2);LEN(ROUND([.E3];2))-FIND(&quot;,&quot;;ROUND([.E3];2)))))&lt;2;TRIM(RIGHT(ROUND([.E3];2);LEN(ROUND([.E3];2))-FIND(&quot;,&quot;;ROUND([.E3];2))))*10;TRIM(RIGHT(ROUND([.E3];2);LEN(ROUND([.E3];2))-FIND(&quot;,&quot;;ROUND([.E3];2))))*1);2);1)+1;&quot;&quot;;&quot;on&quot;;&quot;yirmi&quot;;&quot;otuz&quot;;&quot;kırk&quot;;&quot;elli&quot;;&quot;altmış&quot;;&quot;yetmiş&quot;;&quot;seksen&quot;;&quot;doksan&quot;);&quot;&quot;)&amp;CHOOSE(MOD(IF(LEN(TRIM(RIGHT(ROUND([.E3];2);LEN(ROUND([.E3];2))-FIND(&quot;,&quot;;ROUND([.E3];2)))))&lt;2;TRIM(RIGHT(ROUND([.E3];2);LEN(ROUND([.E3];2))-FIND(&quot;,&quot;;ROUND([.E3];2))))*10;TRIM(RIGHT(ROUND([.E3];2);LEN(ROUND([.E3];2))-FIND(&quot;,&quot;;ROUND([.E3];2))))*1);10)+1;&quot;&quot;;&quot;bir&quot;;&quot;iki&quot;;&quot;üç&quot;;&quot;dört&quot;;&quot;beş&quot;;&quot;altı&quot;;&quot;yedi&quot;;&quot;sekiz&quot;;&quot;dokuz&quot;)) &amp; &quot; Krş&quot;)" office:value-type="string" office:string-value="Onbinikiyüz TL" calcext:value-type="string">
            <text:p>Onbinikiyüz TL</text:p>
          </table:table-cell>
          <table:table-cell table:style-name="ce19" table:content-validation-name="val2" office:value-type="string" calcext:value-type="string">
            <text:p>nakden</text:p>
          </table:table-cell>
          <table:table-cell table:style-name="ce19" office:value-type="string" calcext:value-type="string">
            <text:p>1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 office:value-type="float" office:value="2" calcext:value-type="float">
            <text:p>2</text:p>
          </table:table-cell>
          <table:table-cell table:style-name="ce21" office:value-type="date" office:date-value="2021-02-25" calcext:value-type="date">
            <text:p>25.02.2021</text:p>
          </table:table-cell>
          <table:table-cell table:style-name="ce21" office:value-type="date" office:date-value="2021-04-30" calcext:value-type="date">
            <text:p>30.04.2021</text:p>
          </table:table-cell>
          <table:table-cell table:style-name="ce23"/>
          <table:table-cell table:style-name="ce27" table:formula="of:=PROPER(IF(IF(LEN(SUBSTITUTE(ROUND([.E4];2); &quot;,&quot;; &quot;&quot;))=LEN(ROUND([.E4];2));ROUND([.E4];2);TRIM(LEFT(ROUND([.E4];2);FIND(&quot;,&quot;;ROUND([.E4];2))-1)))*1&gt;=10^6;CHOOSE(LEFT(RIGHT(IF(LEN(SUBSTITUTE(ROUND([.E4];2); &quot;,&quot;; &quot;&quot;))=LEN(ROUND([.E4];2));ROUND([.E4];2);TRIM(LEFT(ROUND([.E4];2);FIND(&quot;,&quot;;ROUND([.E4];2))-1)))*1;7);1)+1;&quot;&quot;;&quot;birmilyon&quot;;&quot;ikimilyon&quot;;&quot;üçmilyon&quot;;&quot;dörtmilyon&quot;;&quot;beşmilyon&quot;;&quot;altımilyon&quot;;&quot;yedimilyon&quot;;&quot;sekizmilyon&quot;;&quot;dokuzmilyon&quot;);&quot;&quot;)&amp;IF(IF(LEN(SUBSTITUTE(ROUND([.E4];2); &quot;,&quot;; &quot;&quot;))=LEN(ROUND([.E4];2));ROUND([.E4];2);TRIM(LEFT(ROUND([.E4];2);FIND(&quot;,&quot;;ROUND([.E4];2))-1)))*1&gt;=10^5;CHOOSE(LEFT(RIGHT(IF(LEN(SUBSTITUTE(ROUND([.E4];2); &quot;,&quot;; &quot;&quot;))=LEN(ROUND([.E4];2));ROUND([.E4];2);TRIM(LEFT(ROUND([.E4];2);FIND(&quot;,&quot;;ROUND([.E4];2))-1)))*1;6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^4;CHOOSE(LEFT(RIGHT(IF(LEN(SUBSTITUTE(ROUND([.E4];2); &quot;,&quot;; &quot;&quot;))=LEN(ROUND([.E4];2));ROUND([.E4];2);TRIM(LEFT(ROUND([.E4];2);FIND(&quot;,&quot;;ROUND([.E4];2))-1)))*1;5);1)+1;&quot;&quot;;&quot;on&quot;;&quot;yirmi&quot;;&quot;otuz&quot;;&quot;kırk&quot;;&quot;elli&quot;;&quot;altmış&quot;;&quot;yetmiş&quot;;&quot;seksen&quot;;&quot;doksan&quot;);&quot;&quot;)&amp;IF(IF(LEN(SUBSTITUTE(ROUND([.E4];2); &quot;,&quot;; &quot;&quot;))=LEN(ROUND([.E4];2));ROUND([.E4];2);TRIM(LEFT(ROUND([.E4];2);FIND(&quot;,&quot;;ROUND([.E4];2))-1)))*1&gt;=10^3;CHOOSE(LEFT(RIGHT(IF(LEN(SUBSTITUTE(ROUND([.E4];2); &quot;,&quot;; &quot;&quot;))=LEN(ROUND([.E4];2));ROUND([.E4];2);TRIM(LEFT(ROUND([.E4];2);FIND(&quot;,&quot;;ROUND([.E4];2))-1)))*1;4);1)+1;&quot;&quot;;&quot;&quot;;&quot;iki&quot;;&quot;üç&quot;;&quot;dört&quot;;&quot;beş&quot;;&quot;altı&quot;;&quot;yedi&quot;;&quot;sekiz&quot;;&quot;dokuz&quot;);&quot;&quot;)&amp;IF(AND(IF(LEN(SUBSTITUTE(ROUND([.E4];2); &quot;,&quot;; &quot;&quot;))=LEN(ROUND([.E4];2));ROUND([.E4];2);TRIM(LEFT(ROUND([.E4];2);FIND(&quot;,&quot;;ROUND([.E4];2))-1)))*1&gt;=10^3;VALUE(LEFT(RIGHT(IF(LEN(SUBSTITUTE(ROUND([.E4];2); &quot;,&quot;; &quot;&quot;))=LEN(ROUND([.E4];2));ROUND([.E4];2);TRIM(LEFT(ROUND([.E4];2);FIND(&quot;,&quot;;ROUND([.E4];2))-1)))*1;6);3))&gt;0);IF(AND(IF(LEN(SUBSTITUTE(ROUND([.E4];2); &quot;,&quot;; &quot;&quot;))=LEN(ROUND([.E4];2));ROUND([.E4];2);TRIM(LEFT(ROUND([.E4];2);FIND(&quot;,&quot;;ROUND([.E4];2))-1)))*1&gt;1999;LEFT(RIGHT(IF(LEN(SUBSTITUTE(ROUND([.E4];2); &quot;,&quot;; &quot;&quot;))=LEN(ROUND([.E4];2));ROUND([.E4];2);TRIM(LEFT(ROUND([.E4];2);FIND(&quot;,&quot;;ROUND([.E4];2))-1)))*1;4);1)=&quot;1&quot;;LEFT(RIGHT(IF(LEN(SUBSTITUTE(ROUND([.E4];2); &quot;,&quot;; &quot;&quot;))=LEN(ROUND([.E4];2));ROUND([.E4];2);TRIM(LEFT(ROUND([.E4];2);FIND(&quot;,&quot;;ROUND([.E4];2))-1)))*1;6);2)&lt;&gt;&quot;00&quot;);&quot;birbin&quot;;&quot;bin&quot;);&quot;&quot;)&amp;IF(IF(LEN(SUBSTITUTE(ROUND([.E4];2); &quot;,&quot;; &quot;&quot;))=LEN(ROUND([.E4];2));ROUND([.E4];2);TRIM(LEFT(ROUND([.E4];2);FIND(&quot;,&quot;;ROUND([.E4];2))-1)))*1&gt;=100;CHOOSE(LEFT(RIGHT(IF(LEN(SUBSTITUTE(ROUND([.E4];2); &quot;,&quot;; &quot;&quot;))=LEN(ROUND([.E4];2));ROUND([.E4];2);TRIM(LEFT(ROUND([.E4];2);FIND(&quot;,&quot;;ROUND([.E4];2))-1)))*1;3);1)+1;&quot;&quot;;&quot;yüz&quot;;&quot;ikiyüz&quot;;&quot;üçyüz&quot;;&quot;dörtyüz&quot;;&quot;beşyüz&quot;;&quot;altıyüz&quot;;&quot;yediyüz&quot;;&quot;sekizyüz&quot;;&quot;dokuzyüz&quot;);&quot;&quot;)&amp;IF(IF(LEN(SUBSTITUTE(ROUND([.E4];2); &quot;,&quot;; &quot;&quot;))=LEN(ROUND([.E4];2));ROUND([.E4];2);TRIM(LEFT(ROUND([.E4];2);FIND(&quot;,&quot;;ROUND([.E4];2))-1)))*1&gt;=10;CHOOSE(LEFT(RIGHT(IF(LEN(SUBSTITUTE(ROUND([.E4];2); &quot;,&quot;; &quot;&quot;))=LEN(ROUND([.E4];2));ROUND([.E4];2);TRIM(LEFT(ROUND([.E4];2);FIND(&quot;,&quot;;ROUND([.E4];2))-1)))*1;2);1)+1;&quot;&quot;;&quot;on&quot;;&quot;yirmi&quot;;&quot;otuz&quot;;&quot;kırk&quot;;&quot;elli&quot;;&quot;altmış&quot;;&quot;yetmiş&quot;;&quot;seksen&quot;;&quot;doksan&quot;);&quot;&quot;)&amp;CHOOSE(MOD(IF(LEN(SUBSTITUTE(ROUND([.E4];2); &quot;,&quot;; &quot;&quot;))=LEN(ROUND([.E4];2));ROUND([.E4];2);TRIM(LEFT(ROUND([.E4];2);FIND(&quot;,&quot;;ROUND([.E4];2))-1)))*1;10)+1;&quot;&quot;;&quot;bir&quot;;&quot;iki&quot;;&quot;üç&quot;;&quot;dört&quot;;&quot;beş&quot;;&quot;altı&quot;;&quot;yedi&quot;;&quot;sekiz&quot;;&quot;dokuz&quot;)) &amp; &quot; TL &quot; &amp; IF(OR(LEN(SUBSTITUTE([.E4]; &quot;,&quot;; &quot;&quot;))=LEN([.E4]);LEN(SUBSTITUTE(ROUND([.E4];2); &quot;,&quot;; &quot;&quot;))=LEN(ROUND([.E4];2)));&quot;&quot;; PROPER(IF(IF(LEN(TRIM(RIGHT(ROUND([.E4];2);LEN(ROUND([.E4];2))-FIND(&quot;,&quot;;ROUND([.E4];2)))))&lt;2;TRIM(RIGHT(ROUND([.E4];2);LEN(ROUND([.E4];2))-FIND(&quot;,&quot;;ROUND([.E4];2))))*10;TRIM(RIGHT(ROUND([.E4];2);LEN(ROUND([.E4];2))-FIND(&quot;,&quot;;ROUND([.E4];2))))*1)&gt;=10^5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6);1)+1;&quot;&quot;;&quot;yüz&quot;;&quot;ikiyüz&quot;;&quot;üçyüz&quot;;&quot;dörtyüz&quot;;&quot;beşyüz&quot;;&quot;altıyüz&quot;;&quot;yediyüz&quot;;&quot;sekizyüz&quot;;&quot;dokuzyü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4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5);1)+1;&quot;&quot;;&quot;on&quot;;&quot;yirmi&quot;;&quot;otuz&quot;;&quot;kırk&quot;;&quot;elli&quot;;&quot;altmış&quot;;&quot;yetmiş&quot;;&quot;seksen&quot;;&quot;doksan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^3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4);1)+1;&quot;&quot;;&quot;&quot;;&quot;iki&quot;;&quot;üç&quot;;&quot;dört&quot;;&quot;beş&quot;;&quot;altı&quot;;&quot;yedi&quot;;&quot;sekiz&quot;;&quot;dokuz&quot;);&quot;&quot;)&amp;IF(IF(LEN(TRIM(RIGHT(ROUND([.E4];2);LEN(ROUND([.E4];2))-FIND(&quot;,&quot;;ROUND([.E4];2)))))&lt;2;TRIM(RIGHT(ROUND([.E4];2);LEN(ROUND([.E4];2))-FIND(&quot;,&quot;;ROUND([.E4];2))))*10;TRIM(RIGHT(ROUND([.E4];2);LEN(ROUND([.E4];2))-FIND(&quot;,&quot;;ROUND([.E4];2))))*1)&gt;=10;CHOOSE(LEFT(RIGHT(IF(LEN(TRIM(RIGHT(ROUND([.E4];2);LEN(ROUND([.E4];2))-FIND(&quot;,&quot;;ROUND([.E4];2)))))&lt;2;TRIM(RIGHT(ROUND([.E4];2);LEN(ROUND([.E4];2))-FIND(&quot;,&quot;;ROUND([.E4];2))))*10;TRIM(RIGHT(ROUND([.E4];2);LEN(ROUND([.E4];2))-FIND(&quot;,&quot;;ROUND([.E4];2))))*1);2);1)+1;&quot;&quot;;&quot;on&quot;;&quot;yirmi&quot;;&quot;otuz&quot;;&quot;kırk&quot;;&quot;elli&quot;;&quot;altmış&quot;;&quot;yetmiş&quot;;&quot;seksen&quot;;&quot;doksan&quot;);&quot;&quot;)&amp;CHOOSE(MOD(IF(LEN(TRIM(RIGHT(ROUND([.E4];2);LEN(ROUND([.E4];2))-FIND(&quot;,&quot;;ROUND([.E4];2)))))&lt;2;TRIM(RIGHT(ROUND([.E4];2);LEN(ROUND([.E4];2))-FIND(&quot;,&quot;;ROUND([.E4];2))))*10;TRIM(RIGHT(ROUND([.E4];2);LEN(ROUND([.E4];2))-FIND(&quot;,&quot;;ROUND([.E4];2))))*1);10)+1;&quot;&quot;;&quot;bir&quot;;&quot;iki&quot;;&quot;üç&quot;;&quot;dört&quot;;&quot;beş&quot;;&quot;altı&quot;;&quot;yedi&quot;;&quot;sekiz&quot;;&quot;dokuz&quot;)) &amp; &quot; Kr&quot;)" office:value-type="string" office:string-value="TL" calcext:value-type="string">
            <text:p>TL</text:p>
          </table:table-cell>
          <table:table-cell table:formula="of:=[.G3]" office:value-type="string" office:string-value="nakden" calcext:value-type="string">
            <text:p>nakden</text:p>
          </table:table-cell>
          <table:table-cell table:style-name="ce19" office:value-type="string" calcext:value-type="string">
            <text:p>2. Taksit</text:p>
          </table:table-cell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table-cell table:style-name="ce17" table:number-columns-spanned="1" table:number-rows-spanned="5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/>
          <table:table-cell table:style-name="ce21" table:number-columns-repeated="2"/>
          <table:table-cell table:style-name="ce23"/>
          <table:table-cell table:style-name="ce27"/>
          <table:table-cell/>
          <table:table-cell table:style-name="ce19"/>
          <table:table-cell table:number-columns-repeated="1016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table-cell table:style-name="ce17" table:number-columns-spanned="1" table:number-rows-spanned="4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21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 table:style-name="ce19"/>
          <table:table-cell table:style-name="ce16"/>
          <table:table-cell table:style-name="ce7"/>
          <table:table-cell table:number-columns-repeated="1019"/>
        </table:table-row>
        <table:table-row table:style-name="ro2">
          <table:covered-table-cell table:style-name="ce17"/>
          <table:table-cell table:style-name="ce18"/>
          <table:table-cell/>
          <table:table-cell table:style-name="ce16"/>
          <table:table-cell table:style-name="ce7"/>
          <table:table-cell table:number-columns-repeated="1019"/>
        </table:table-row>
        <table:table-row table:style-name="ro2" table:number-rows-repeated="3">
          <table:table-cell table:style-name="ce7"/>
          <table:table-cell table:style-name="ce18"/>
          <table:table-cell table:style-name="ce16" table:number-columns-repeated="2"/>
          <table:table-cell table:style-name="ce7"/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net Önizleme" table:style-name="ta4">
        <office:forms form:automatic-focus="false" form:apply-design-mode="false"/>
        <table:table-column table:style-name="co20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4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31" table:default-cell-style-name="ce29"/>
        <table:table-column table:style-name="co10" table:number-columns-repeated="1008" table:default-cell-style-name="ce29"/>
        <table:table-column table:style-name="co6" table:default-cell-style-name="ce5"/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>
          <table:table-cell table:style-name="ce28"/>
          <table:table-cell table:style-name="ce30">
            <draw:custom-shape table:end-cell-address="'Senet Önizleme'.C33" table:end-x="2.068cm" table:end-y="0.566cm" draw:z-index="0" draw:name="CustomShape 1" draw:style-name="gr1" draw:text-style-name="P1" svg:width="2.388cm" svg:height="19.238cm" svg:x="0.588cm" svg:y="0.576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6"/>
          <table:table-cell table:style-name="ce31"/>
          <table:table-cell table:style-name="ce37" table:formula="of:=[.$H17] &amp;&quot;    - Taksit No: &quot; &amp; [.$J5]&amp;&quot;  &quot;" office:value-type="string" office:string-value="CESUR DEVEÇEKER    - Taksit No: - 1 -" calcext:value-type="string" table:number-columns-spanned="1" table:number-rows-spanned="31">
            <text:p>CESUR DEVEÇEKER <text:s text:c="3"/>- Taksit No: - 1 -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style-name="ce99" table:number-columns-repeated="1008"/>
          <table:table-cell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5" table:formula="of:=[$'Senet Taksit Giriş'.D3]" office:value-type="string" office:string-value=" " calcext:value-type="string" table:number-columns-spanned="1" table:number-rows-spanned="2">
            <text:p><text:s/></text:p>
          </table:table-cell>
          <table:table-cell table:style-name="ce62"/>
          <table:table-cell table:style-name="ce71" table:formula="of:=&quot;# &quot;&amp;TEXT(([$'Senet Taksit Giriş'.E3]);&quot;#.##0,00&quot;)&amp;&quot; TL #&quot;" office:value-type="string" office:string-value="# 10.200,00 TL #" calcext:value-type="string" table:number-columns-spanned="1" table:number-rows-spanned="2">
            <text:p># 10.200,00 TL #</text:p>
          </table:table-cell>
          <table:table-cell table:style-name="ce76"/>
          <table:table-cell table:style-name="ce77" table:formula="of:=&quot;- &quot;&amp;TEXT(INT([$'Senet Taksit Giriş'.B3]);&quot;##.##0&quot;)&amp;&quot; -&quot;" office:value-type="string" office:string-value="- 1 -" calcext:value-type="string" table:number-columns-spanned="1" table:number-rows-spanned="2">
            <text:p>- 1 -</text:p>
          </table:table-cell>
          <table:table-cell table:style-name="ce84"/>
          <table:table-cell table:style-name="ce88" table:formula="of:=[$'Senet Taksit Giriş'.C3]" office:value-type="string" office:string-value="15-04-2021" calcext:value-type="string" table:number-columns-spanned="1" table:number-rows-spanned="2">
            <text:p>15-04-2021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5];&quot;dd mmmm yyyy&quot;)=&quot; &quot;;&quot;                                                            &quot;;TEXT([.F5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3]&amp;&quot; #  kayıtsız ve şartsız ödemeyi vaadederi&quot;&amp;IF([$'Senet Borçlu Alacaklı Giriş'.$C$4]=&quot;Gerçek Kişi&quot;;&quot;m.&quot;;&quot;z.&quot;)&amp;&quot; Bedeli &quot;&amp;[$'Senet Taksit Giriş'.G3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                                                             tarihinde; Sayın :                                                                                                                           veyahut emruhavalesine yukarıda yazılı Yalnız # Onbinikiyüz TL #  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<text:s text:c="61"/>tarihinde; Sayın : <text:s text:c="122"/>veyahut emruhavalesine yukarıda yazılı Yalnız # Onbinikiyüz TL # <text:s/>kayıtsız ve şartsız ödemeyi vaadederim. Bedeli nakden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5]" office:value-type="string" office:string-value="CESUR DEVEÇEKER" calcext:value-type="string" table:number-columns-spanned="5" table:number-rows-spanned="1">
            <text:p>CESUR DEVEÇEKER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table-cell table:style-name="ce51" office:value-type="string" calcext:value-type="string">
            <text:p>Adres</text:p>
          </table:table-cell>
          <table:table-cell table:style-name="ce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table-cell table:style-name="ce52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52"/>
          <table:covered-table-cell table:style-name="ce66"/>
          <table:table-cell table:style-name="ce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covered-table-cell table:number-columns-repeated="3" table:style-name="ce52"/>
          <table:covered-table-cell table:style-name="ce66"/>
          <table:table-cell table:style-name="ce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covered-table-cell table:number-columns-repeated="3" table:style-name="ce52"/>
          <table:covered-table-cell table:style-name="ce66"/>
          <table:table-cell table:style-name="ce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covered-table-cell table:number-columns-repeated="3" table:style-name="ce52"/>
          <table:covered-table-cell table:style-name="ce66"/>
          <table:table-cell table:style-name="ce66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2"/>
          <table:table-cell table:style-name="ce53" table:formula="of:=&quot;Vergi Dairesi  &quot;" office:value-type="string" office:string-value="Vergi Dairesi" calcext:value-type="string">
            <text:p>Vergi Dairesi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7" office:value-type="string" calcext:value-type="string">
            <text:p>Adres</text:p>
          </table:table-cell>
          <table:table-cell table:style-name="ce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8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covered-table-cell table:number-columns-repeated="3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covered-table-cell table:number-columns-repeated="3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covered-table-cell table:number-columns-repeated="3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2"/>
          <table:table-cell table:style-name="ce59" table:formula="of:=&quot;Vergi Dairesi  &quot;" office:value-type="string" office:string-value="Vergi Dairesi" calcext:value-type="string">
            <text:p>Vergi Dairesi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ce28" table:number-columns-repeated="13"/>
          <table:table-cell table:number-columns-repeated="1009"/>
        </table:table-row>
        <table:table-row table:style-name="ro4" table:number-rows-repeated="2">
          <table:table-cell table:number-columns-repeated="1022"/>
        </table:table-row>
        <table:table-row table:style-name="ro4">
          <table:table-cell table:style-name="ce28"/>
          <table:table-cell table:style-name="ce30">
            <draw:custom-shape table:end-cell-address="'Senet Önizleme'.C69" table:end-x="2.068cm" table:end-y="0.565cm" draw:z-index="1" draw:name="CustomShape 1" draw:style-name="gr1" draw:text-style-name="P1" svg:width="2.388cm" svg:height="19.238cm" svg:x="0.588cm" svg:y="0.575cm">
              <text:p/>
              <draw:enhanced-geometry draw:mirror-horizontal="false" draw:mirror-vertical="false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
                <draw:equation draw:name="f0" draw:formula="if(0-$0 ,0,if(25000-$0 ,$0 ,25000))"/>
                <draw:equation draw:name="f1" draw:formula="min(logwidth,logheight)"/>
                <draw:equation draw:name="f2" draw:formula="?f1 *?f0 /100000"/>
                <draw:equation draw:name="f3" draw:formula="?f1 *?f0 /50000"/>
                <draw:equation draw:name="f4" draw:formula="logwidth+0-?f3 "/>
                <draw:equation draw:name="f5" draw:formula="logwidth+0-?f2 "/>
                <draw:equation draw:name="f6" draw:formula="logheight/2"/>
                <draw:equation draw:name="f7" draw:formula="?f6 +0-?f2 "/>
                <draw:equation draw:name="f8" draw:formula="?f6 +?f2 -0"/>
                <draw:equation draw:name="f9" draw:formula="logheight+0-?f2 "/>
                <draw:equation draw:name="f10" draw:formula="?f2 *29289/100000"/>
                <draw:equation draw:name="f11" draw:formula="?f2 +?f10 -0"/>
                <draw:equation draw:name="f12" draw:formula="logwidth+0-?f11 "/>
                <draw:equation draw:name="f13" draw:formula="logheight+0-?f10 "/>
                <draw:equation draw:name="f14" draw:formula="logwidth/2"/>
                <draw:equation draw:name="f15" draw:formula="logheight"/>
                <draw:equation draw:name="f16" draw:formula="logwidth"/>
                <draw:equation draw:name="f17" draw:formula="(5400000)/60000.0"/>
                <draw:equation draw:name="f18" draw:formula="(5400000)/60000.0"/>
                <draw:equation draw:name="f19" draw:formula="(0)/60000.0"/>
                <draw:equation draw:name="f20" draw:formula="(-5400000)/60000.0"/>
                <draw:equation draw:name="f21" draw:formula="(5400000)/60000.0"/>
                <draw:equation draw:name="f22" draw:formula="(-5400000)/60000.0"/>
                <draw:equation draw:name="f23" draw:formula="(10800000)/60000.0"/>
                <draw:equation draw:name="f24" draw:formula="(5400000)/60000.0"/>
                <draw:equation draw:name="f25" draw:formula="(16200000)/60000.0"/>
                <draw:equation draw:name="f26" draw:formula="(5400000)/60000.0"/>
                <draw:equation draw:name="f27" draw:formula="(10800000)/60000.0"/>
                <draw:equation draw:name="f28" draw:formula="(-5400000)/60000.0"/>
                <draw:equation draw:name="f29" draw:formula="(16200000)/60000.0"/>
                <draw:equation draw:name="f30" draw:formula="(-5400000)/60000.0"/>
                <draw:equation draw:name="f31" draw:formula="(0)/60000.0"/>
                <draw:equation draw:name="f32" draw:formula="(5400000)/60000.0"/>
                <draw:equation draw:name="f33" draw:formula="(5400000)/60000.0"/>
                <draw:equation draw:name="f34" draw:formula="(5400000)/60000.0"/>
                <draw:equation draw:name="f35" draw:formula="(0)/60000.0"/>
                <draw:equation draw:name="f36" draw:formula="(-5400000)/60000.0"/>
                <draw:equation draw:name="f37" draw:formula="(5400000)/60000.0"/>
                <draw:equation draw:name="f38" draw:formula="(-5400000)/60000.0"/>
                <draw:equation draw:name="f39" draw:formula="(10800000)/60000.0"/>
                <draw:equation draw:name="f40" draw:formula="(5400000)/60000.0"/>
                <draw:equation draw:name="f41" draw:formula="(16200000)/60000.0"/>
                <draw:equation draw:name="f42" draw:formula="(5400000)/60000.0"/>
                <draw:equation draw:name="f43" draw:formula="(10800000)/60000.0"/>
                <draw:equation draw:name="f44" draw:formula="(-5400000)/60000.0"/>
                <draw:equation draw:name="f45" draw:formula="(16200000)/60000.0"/>
                <draw:equation draw:name="f46" draw:formula="(-5400000)/60000.0"/>
                <draw:equation draw:name="f47" draw:formula="(0)/60000.0"/>
                <draw:equation draw:name="f48" draw:formula="(5400000)/60000.0"/>
                <draw:handle draw:handle-position="0 ?f2" draw:handle-range-y-maximum="25000" draw:handle-range-y-minimum="0"/>
              </draw:enhanced-geometry>
            </draw:custom-shape>
          </table:table-cell>
          <table:table-cell table:style-name="ce36" table:number-columns-repeated="10"/>
          <table:table-cell table:style-name="ce95"/>
          <table:table-cell table:number-columns-repeated="1009"/>
        </table:table-row>
        <table:table-row table:style-name="ro4">
          <table:table-cell table:style-name="ce16"/>
          <table:table-cell table:style-name="ce31"/>
          <table:table-cell table:style-name="ce37" table:formula="of:=[.$H53] &amp;&quot;    - Taksit No: &quot; &amp; [.$J41]&amp;&quot;  &quot;" office:value-type="string" office:string-value="0    - Taksit No: 2  " calcext:value-type="string" table:number-columns-spanned="1" table:number-rows-spanned="31">
            <text:p>0 <text:s text:c="3"/>- Taksit No: 2 <text:s/></text:p>
          </table:table-cell>
          <table:table-cell table:style-name="ce39" table:number-columns-repeated="2"/>
          <table:table-cell table:style-name="ce43"/>
          <table:table-cell table:style-name="ce60" table:number-columns-repeated="5"/>
          <table:table-cell table:style-name="ce86"/>
          <table:table-cell table:style-name="ce96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4" office:value-type="string" calcext:value-type="string">
            <text:p>VADE</text:p>
          </table:table-cell>
          <table:table-cell table:style-name="ce61"/>
          <table:table-cell table:style-name="ce70" office:value-type="string" calcext:value-type="string">
            <text:p>TÜRK LIRASI</text:p>
          </table:table-cell>
          <table:table-cell table:style-name="ce70"/>
          <table:table-cell table:style-name="ce70" office:value-type="string" calcext:value-type="string">
            <text:p>No</text:p>
          </table:table-cell>
          <table:table-cell table:style-name="ce83"/>
          <table:table-cell table:style-name="ce87" office:value-type="string" calcext:value-type="string">
            <text:p>DÜZENLEME TARIHI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5" table:formula="of:=[$'Senet Taksit Giriş'.D4]" office:value-type="date" office:date-value="2021-04-30" calcext:value-type="date" table:number-columns-spanned="1" table:number-rows-spanned="2">
            <text:p>30.04.2021</text:p>
          </table:table-cell>
          <table:table-cell table:style-name="ce62"/>
          <table:table-cell table:style-name="ce71" table:formula="of:=[$'Senet Taksit Giriş'.E4]" office:value-type="float" office:value="0" calcext:value-type="float" table:number-columns-spanned="1" table:number-rows-spanned="2">
            <text:p/>
          </table:table-cell>
          <table:table-cell table:style-name="ce76"/>
          <table:table-cell table:style-name="ce77" table:formula="of:=[$'Senet Taksit Giriş'.B4]" office:value-type="float" office:value="2" calcext:value-type="float" table:number-columns-spanned="1" table:number-rows-spanned="2">
            <text:p>2</text:p>
          </table:table-cell>
          <table:table-cell table:style-name="ce84"/>
          <table:table-cell table:style-name="ce88" table:formula="of:=[$'Senet Taksit Giriş'.C4]" office:value-type="date" office:date-value="2021-02-25" calcext:value-type="date" table:number-columns-spanned="1" table:number-rows-spanned="2">
            <text:p>25.02.2021</text:p>
          </table:table-cell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covered-table-cell table:style-name="ce45"/>
          <table:table-cell table:style-name="ce62"/>
          <table:covered-table-cell table:style-name="ce71"/>
          <table:table-cell table:style-name="ce76"/>
          <table:covered-table-cell table:style-name="ce78"/>
          <table:table-cell table:style-name="ce84"/>
          <table:covered-table-cell table:style-name="ce89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6"/>
          <table:table-cell table:style-name="ce63" table:number-columns-repeated="5"/>
          <table:table-cell table:style-name="ce90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table-cell table:style-name="ce47" table:formula="of:=&quot;                       İş bu emre muharrer senedim&quot;&amp;IF([$'Senet Borçlu Alacaklı Giriş'.$C$4]=&quot;Gerçek Kişi&quot;;&quot;in&quot;;&quot;izin&quot;)&amp;&quot; mükabilinde &quot;&amp;IF(TEXT([.F41];&quot;dd mmmm yyyy&quot;)=&quot; &quot;;&quot;                                                            &quot;;TEXT([.F41];&quot;dd mmmm yyyy&quot;))&amp;&quot; tarihinde; Sayın : &quot;&amp;IF([$'Senet Borçlu Alacaklı Giriş'.$C$1]=&quot;&quot;;&quot;                                                                                                                        &quot;;[$'Senet Borçlu Alacaklı Giriş'.$C$1])&amp;&quot;  veyahut emruhavalesine yukarıda yazılı Yalnız # &quot;&amp;[$'Senet Taksit Giriş'.F40]&amp;&quot; #  kayıtsız ve şartsız ödemeyi vaadederi&quot;&amp;IF([$'Senet Borçlu Alacaklı Giriş'.$C$4]=&quot;Gerçek Kişi&quot;;&quot;m.&quot;;&quot;z.&quot;)&amp;&quot; Bedeli &quot;&amp;[$'Senet Taksit Giriş'.G40]&amp;&quot; ahzolunmuştur. İş bu bono vadesinde ödenmediği taktirde; iş bu bononun düzenleme tarihinin temerrüt başlangıç tarihi olarak kabul edileceğini, müteakip bonolarında muacceliyet kesbedeceğini,&quot;&amp;&quot; ihtilaf vukuunda &quot;&amp;[$'Senet Borçlu Alacaklı Giriş'.$C$2]&amp;&quot; mahkemelerinin selahiyetini şimdiden kabul eyleri&quot;&amp;IF([$'Senet Borçlu Alacaklı Giriş'.$C$4]=&quot;Gerçek Kişi&quot;;&quot;m.&quot;;&quot;z.&quot;)" office:value-type="string" office:string-value="                       İş bu emre muharrer senedimin mükabilinde 30 Nisan 2021 tarihinde; Sayın :                                                                                                                           veyahut emruhavalesine yukarıda yazılı Yalnız #  #  kayıtsız ve şartsız ödemeyi vaadederim. Bedeli  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" calcext:value-type="string" table:number-columns-spanned="7" table:number-rows-spanned="9">
            <text:p><text:s text:c="23"/>İş bu emre muharrer senedimin mükabilinde 30 Nisan 2021 tarihinde; Sayın : <text:s text:c="122"/>veyahut emruhavalesine yukarıda yazılı Yalnız # <text:s/># <text:s/>kayıtsız ve şartsız ödemeyi vaadederim. Bedeli <text:s/>ahzolunmuştur. İş bu bono vadesinde ödenmediği taktirde; iş bu bononun düzenleme tarihinin temerrüt başlangıç tarihi olarak kabul edileceğini, müteakip bonolarında muacceliyet kesbedeceğini, ihtilaf vukuunda TOKAT mahkemelerinin selahiyetini şimdiden kabul eylerim.</text:p>
          </table:table-cell>
          <table:covered-table-cell table:number-columns-repeated="6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2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 table:number-columns-repeated="2"/>
          <table:covered-table-cell table:number-columns-repeated="7" table:style-name="ce48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0"/>
          <table:table-cell table:style-name="ce49" office:value-type="string" calcext:value-type="string">
            <text:p>Borçlu İsim-Unvan</text:p>
          </table:table-cell>
          <table:table-cell table:style-name="ce64" office:value-type="string" calcext:value-type="string">
            <text:p>:</text:p>
          </table:table-cell>
          <table:table-cell table:style-name="ce72" table:formula="of:=[$'Senet Borçlu Alacaklı Giriş'.C42]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7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0" office:value-type="string" calcext:value-type="string">
            <text:p>Tc Kimlik No</text:p>
          </table:table-cell>
          <table:table-cell table:style-name="ce65" office:value-type="string" calcext:value-type="string">
            <text:p>:</text:p>
          </table:table-cell>
          <table:table-cell table:style-name="ce73" table:formula="of:=[$'Senet Borçlu Alacaklı Giriş'.$C$8]" office:value-type="string" office:string-value="390 2233 2868" calcext:value-type="string">
            <text:p>390 2233 2868</text:p>
          </table:table-cell>
          <table:table-cell table:style-name="ce73" table:number-columns-repeated="3"/>
          <table:table-cell table:style-name="ce91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table-cell table:style-name="ce51" office:value-type="string" calcext:value-type="string">
            <text:p>Adres</text:p>
          </table:table-cell>
          <table:table-cell table:style-name="ce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table-cell table:style-name="ce52" table:formula="of:=[$'Senet Borçlu Alacaklı Giriş'.$C$6]" office:value-type="string" office:string-value="BEHZAT BULVARI SOĞUKPINAR MAH. COŞKUN AP. NO:13 K:4 Merkez / TOKAT" calcext:value-type="string" table:number-columns-spanned="4" table:number-rows-spanned="4">
            <text:p>BEHZAT BULVARI SOĞUKPINAR MAH. COŞKUN AP. NO:13 K:4 Merkez / TOKAT</text:p>
          </table:table-cell>
          <table:covered-table-cell table:number-columns-repeated="2" table:style-name="ce52"/>
          <table:covered-table-cell table:style-name="ce66"/>
          <table:table-cell table:style-name="ce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covered-table-cell table:number-columns-repeated="3" table:style-name="ce52"/>
          <table:covered-table-cell table:style-name="ce66"/>
          <table:table-cell table:style-name="ce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covered-table-cell table:number-columns-repeated="3" table:style-name="ce52"/>
          <table:covered-table-cell table:style-name="ce66"/>
          <table:table-cell table:style-name="ce66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1"/>
          <table:covered-table-cell table:number-columns-repeated="3" table:style-name="ce52"/>
          <table:covered-table-cell table:style-name="ce66"/>
          <table:table-cell table:style-name="ce66"/>
          <table:table-cell table:style-name="ce8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/>
          <table:table-cell table:style-name="ce42"/>
          <table:table-cell table:style-name="ce53" table:formula="of:=&quot;Vergi Dairesi  &quot;" office:value-type="string" office:string-value="Vergi Dairesi  " calcext:value-type="string">
            <text:p>Vergi Dairesi <text:s/></text:p>
          </table:table-cell>
          <table:table-cell table:style-name="ce59" office:value-type="string" calcext:value-type="string">
            <text:p>:</text:p>
          </table:table-cell>
          <table:table-cell table:style-name="ce74" table:formula="of:=[$'Senet Borçlu Alacaklı Giriş'.$C$7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4"/>
          <table:covered-table-cell table:style-name="ce37"/>
          <table:table-cell table:style-name="ce37" table:number-columns-repeated="2"/>
          <table:table-cell table:style-name="ce54"/>
          <table:table-cell table:style-name="ce67" table:number-columns-repeated="3"/>
          <table:table-cell table:style-name="ce28" table:number-columns-repeated="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0"/>
          <table:table-cell table:style-name="ce55" office:value-type="string" calcext:value-type="string">
            <text:p>KEFİL İsim Unvan</text:p>
          </table:table-cell>
          <table:table-cell table:style-name="ce68" office:value-type="string" calcext:value-type="string">
            <text:p>:</text:p>
          </table:table-cell>
          <table:table-cell table:style-name="ce75" table:formula="of:=[$'Senet Borçlu Alacaklı Giriş'.$C$9]" office:value-type="string" office:string-value=" " calcext:value-type="string">
            <text:p><text:s/></text:p>
          </table:table-cell>
          <table:table-cell table:style-name="ce68"/>
          <table:table-cell table:style-name="ce81"/>
          <table:table-cell table:style-name="ce85"/>
          <table:table-cell table:style-name="ce94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6" office:value-type="string" calcext:value-type="string">
            <text:p>TC Kimlik No</text:p>
          </table:table-cell>
          <table:table-cell table:style-name="ce69" office:value-type="string" calcext:value-type="string">
            <text:p>:</text:p>
          </table:table-cell>
          <table:table-cell table:style-name="ce67" table:formula="of:=[$'Senet Borçlu Alacaklı Giriş'.$C$12]" office:value-type="string" office:string-value=" " calcext:value-type="string">
            <text:p><text:s/></text:p>
          </table:table-cell>
          <table:table-cell table:style-name="ce69"/>
          <table:table-cell table:style-name="ce82"/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7" office:value-type="string" calcext:value-type="string">
            <text:p>Adres</text:p>
          </table:table-cell>
          <table:table-cell table:style-name="ce66" table:number-columns-repeated="2"/>
          <table:table-cell table:style-name="Default"/>
          <table:table-cell table:style-name="ce79" office:value-type="string" calcext:value-type="string">
            <text:p>İmza</text:p>
          </table:table-cell>
          <table:table-cell table:style-name="ce28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table-cell table:style-name="ce58" table:formula="of:=[$'Senet Borçlu Alacaklı Giriş'.$C$10]" office:value-type="string" office:string-value=" " calcext:value-type="string" table:number-columns-spanned="4" table:number-rows-spanned="4">
            <text:p><text:s/></text:p>
          </table:table-cell>
          <table:covered-table-cell table:number-columns-repeated="2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covered-table-cell table:number-columns-repeated="3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covered-table-cell table:number-columns-repeated="3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1"/>
          <table:covered-table-cell table:number-columns-repeated="3" table:style-name="ce58"/>
          <table:covered-table-cell table:style-name="ce66"/>
          <table:table-cell table:style-name="ce28" table:number-columns-repeated="2"/>
          <table:table-cell table:style-name="ce92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3"/>
          <table:covered-table-cell table:style-name="ce37"/>
          <table:table-cell table:style-name="ce37"/>
          <table:table-cell table:style-name="ce42"/>
          <table:table-cell table:style-name="ce59" table:formula="of:=&quot;Vergi Dairesi  &quot;" office:value-type="string" office:string-value="Vergi Dairesi  " calcext:value-type="string">
            <text:p>Vergi Dairesi <text:s/></text:p>
          </table:table-cell>
          <table:table-cell table:style-name="ce59"/>
          <table:table-cell table:style-name="ce74" table:formula="of:=[$'Senet Borçlu Alacaklı Giriş'.$C$11]" office:value-type="string" office:string-value=" " calcext:value-type="string">
            <text:p><text:s/></text:p>
          </table:table-cell>
          <table:table-cell table:style-name="ce59"/>
          <table:table-cell table:style-name="ce80" table:number-columns-repeated="2"/>
          <table:table-cell table:style-name="ce93"/>
          <table:table-cell table:style-name="ce97"/>
          <table:table-cell table:number-columns-repeated="1009"/>
        </table:table-row>
        <table:table-row table:style-name="ro4">
          <table:table-cell table:style-name="ce28"/>
          <table:table-cell table:style-name="ce35"/>
          <table:table-cell table:style-name="ce38" table:number-columns-repeated="10"/>
          <table:table-cell table:style-name="ce98"/>
          <table:table-cell table:number-columns-repeated="1009"/>
        </table:table-row>
        <table:table-row table:style-name="ro4">
          <table:table-cell table:style-name="Default" table:number-columns-repeated="13"/>
          <table:table-cell table:number-columns-repeated="1009"/>
        </table:table-row>
        <table:table-row table:style-name="ro4" table:number-rows-repeated="1048438">
          <table:table-cell table:number-columns-repeated="1022"/>
        </table:table-row>
        <table:table-row table:style-name="ro5" table:number-rows-repeated="66">
          <table:table-cell table:number-columns-repeated="1022"/>
        </table:table-row>
        <table:table-row table:style-name="ro5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059" svg:font-family="C059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11P0" style:volatile="true">
      <number:number number:decimal-places="0" number:min-decimal-places="0" number:min-integer-digits="1" number:grouping="true"/>
      <number:text> TL</number:text>
    </number:number-style>
    <number:number-style style:name="N111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TL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TL</number:text>
    </number:number-style>
    <number:number-style style:name="N113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TL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14P0"/>
    </number:number-style>
    <number:date-style style:name="N115">
      <number:day number:style="long"/>
      <number:text>.</number:text>
      <number:month number:textual="true"/>
      <number:text>.</number:text>
      <number:year/>
    </number:date-style>
    <number:date-style style:name="N116">
      <number:month number:textual="true"/>
      <number:text>.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  </number:text>
    </number:number-style>
    <number:number-style style:name="N119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  </number:text>
    </number:number-style>
    <number:number-style style:name="N121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2P0"/>
    </number:number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3P2" style:volatile="true">
      <number:text> </number:text>
      <number:fill-character> </number:fill-character>
      <number:text>-  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24P2" style:volatile="true">
      <number:text> </number:text>
      <number:fill-character> </number:fill-character>
      <number:text>- TL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>
      <number:minutes number:style="long"/>
      <number:text>:</number:text>
      <number:seconds number:style="long"/>
    </number:time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9">
      <number:minutes number:style="long"/>
      <number:text>:</number:text>
      <number:seconds number:style="long" number:decimal-places="1"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0" number:min-decimal-places="0" number:min-integer-digits="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4P0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urrency" style:display-name="Excel Built-in Currency" style:family="table-cell" style:parent-style-name="Default" style:data-style-name="N13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Default" style:data-style-name="N132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14.801cm" style:num-format="1" style:print-orientation="landscape" fo:margin-top="0.499cm" fo:margin-bottom="1.9cm" fo:margin-left="0.6cm" fo:margin-right="0.6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net_20_Taksit_20_Giriş" style:display-name="PageStyle_Senet Taksit Giriş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Borçlu_20_Alacaklı_20_Giriş" style:display-name="PageStyle_Senet Borçlu Alacaklı Giriş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enet_20_Önizleme" style:display-name="PageStyle_Senet Önizlem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1-01T13:28:37</meta:creation-date>
    <meta:initial-creator>toshiba</meta:initial-creator>
    <dc:language>tr-TR</dc:language>
    <meta:print-date>2021-04-20T14:11:15</meta:print-date>
    <dc:date>2021-04-21T11:45:51.499645599</dc:date>
    <meta:editing-cycles>25</meta:editing-cycles>
    <meta:editing-duration>PT7H36M41S</meta:editing-duration>
    <meta:generator>LibreOffice/7.0.5.2$Linux_X86_64 LibreOffice_project/00$Build-2</meta:generator>
    <meta:document-statistic meta:table-count="4" meta:cell-count="150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